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paragraph-properties fo:text-align="center"/>
      <style:text-properties style:font-name="Arial" fo:font-size="12.0pt"/>
    </style:style>
    <style:style style:name="P2" style:family="paragraph" style:parent-style-name="Standard">
      <style:text-properties style:font-name="Arial" fo:font-size="12.0pt"/>
    </style:style>
    <style:style style:name="P3" style:family="paragraph" style:parent-style-name="Standard">
      <style:paragraph-properties fo:text-align="justify"/>
      <style:text-properties style:font-name="Arial"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text:span text:style-name="T1">Use Cases - Brief</text:span></text:p>
      <text:p text:style-name="P2"/>
      <text:p text:style-name="P3"><text:span text:style-name="T1">Use Case 0: Räume verwalten</text:span></text:p>
      <text:p text:style-name="P3">Der Nutzer legt jeweils die Art und den Namen der gemeinschaftlich genutzten Räume der WG fest.</text:p>
      <text:p text:style-name="P3"/>
      <text:p text:style-name="P3"><text:span text:style-name="T1">Use Case 1: Benutzer verwalten</text:span></text:p>
      <text:p text:style-name="P3">Der Nutzer kann sein Profil bearbeiten (Passwort ändern) oder löschen.</text:p>
      <text:p text:style-name="P3"/>
      <text:p text:style-name="P3"><text:span text:style-name="T1">Use Case 2: Im System einloggen</text:span></text:p>
      <text:p text:style-name="P3">Der Nutzer meldet sich mit seinem Namen und seinem Passwort an. Er ist nun eingeloggt und kann das System nutzen. </text:p>
      <text:p text:style-name="P3"/>
      <text:p text:style-name="P3"><text:span text:style-name="T1">Use Case 3: Termin verwalten</text:span></text:p>
      <text:p text:style-name="P3">Das System bietet die Möglichkeit einen neuen Termin anzulegen. Der Nutzer muss die Details des Termins angeben und diese bestätigen. Das System trägt diesen in den passenden Teilplan ein. Außerdem kann ein Termin ausgewählt, bearbeitet und gelöscht werden.</text:p>
      <text:p text:style-name="P3"/>
      <text:p text:style-name="P3"><text:span text:style-name="T1">Use Case 4: Ansicht wechseln</text:span></text:p>
      <text:p text:style-name="P3">Es können verschiedene Teilpläne (privat, gemeinschaftlich, Putzplan, Einkaufsliste) ausgewählt und angezeigt werden. </text:p>
      <text:p text:style-name="P3"/>
      <text:p text:style-name="P3"><text:span text:style-name="T1">Use Case 5: Pläne als Datei speichern</text:span></text:p>
      <text:p text:style-name="P3">Der Nutzer wählt einen Plan aus, den er speichern möchte und bestätigt dies. Das System konvertiert den ausgewählten Plan und speichert ihn als Datei ab. </text:p>
      <text:p text:style-name="P3"/>
      <text:p text:style-name="P3"><text:span text:style-name="T1">Use Case 6: Aufgabentypen des Putzplans verwalten</text:span></text:p>
      <text:p text:style-name="P3">Es können die verschiedenen Putzaufgabentypen der WG festgelegt und die Häufigkeit, in der sie anfallen, angegeben werden. Es können Aufgabentypen hinzugefügt, gelöscht und bearbeitet werden. Sie bilden die Grundlage und Vorlage des Putzplans.</text:p>
      <text:p text:style-name="P3"><text:span text:style-name="T1"/></text:p>
      <text:p text:style-name="P3"><text:span text:style-name="T1">Use Case 7: Putzplan verwalten</text:span></text:p>
      <text:p text:style-name="P3">Es kann ein Putzplan für einen bestimmten Zeitraum erstellt werden. In diesem teilt der Nutzer die verschiedenen, zuvor festgelegten Putzaufgabentypen den WG-Mitgliedern jeweils wochenweise zu. Das System speichert den Plan und synchronisiert ihn mit den privaten Teilplänen. Außerdem können der Putzplan bzw. einzelne, zugeteilte Aufgaben bearbeitet, gelöscht und als erledigt markiert werden. </text:p>
      <text:p text:style-name="P3"/>
      <text:p text:style-name="P3"><text:span text:style-name="T1">Use Case 8: Einkaufsliste verwalten</text:span></text:p>
      <text:p text:style-name="P3">Es kann eine Einkaufsliste erstellt werden, in die jedes WG-Mitglied Artikel hinzufügen kann. Diese ist für alle einsehbar und kann von jedem Mitglied bearbeitet und als erledigt markiert werden.</text:p>
      <text:p text:style-name="P3"/>
      <text:p text:style-name="P3"><text:span text:style-name="T1">Use Case 9: Status setzen</text:span></text:p>
      <text:p text:style-name="P3">Der jeweilige Bewohner kann einen Status für einen gewünschten Zeitpunkt und dessen Dauer setzen. Dieser wird für jedes Mitglied im Gemeinschaftsplan angezeigt.</text:p>
      <text:p text:style-name="P3"/>
      <text:p text:style-name="P3"/>
      <text:p text:style-name="P3"><text:span text:style-name="T1">Use Case 10: Aus System ausloggen</text:span></text:p>
      <text:p text:style-name="P3">Der Nutzer betätigt die Ausloggfunktion und ist nun aus dem System ausgeloggt d.h. er kann dieses erst nach erneutem Anmelden wieder nutzen.</text:p>
      <text:p text:style-name="P3"/>
      <text:p text:style-name="P3"><text:span text:style-name="T1">Use Case 11: Benutzer anlegen</text:span></text:p>
      <text:p text:style-name="P3">Ein neuer Benutzer mit Passwort und Namen kann angeleg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office:meta>
</office:document-meta>
</file>